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Level 5</text:p>
          </table:table-cell>
          <table:table-cell table:style-name="ce1" office:value-type="string" calcext:value-type="string">
            <text:p>Mean1</text:p>
          </table:table-cell>
          <table:table-cell table:style-name="ce1" office:value-type="string" calcext:value-type="string">
            <text:p>Variance1</text:p>
          </table:table-cell>
          <table:table-cell table:style-name="ce1" office:value-type="string" calcext:value-type="string">
            <text:p>Mean2</text:p>
          </table:table-cell>
          <table:table-cell table:style-name="ce1" office:value-type="string" calcext:value-type="string">
            <text:p>Variance2</text:p>
          </table:table-cell>
          <table:table-cell table:style-name="ce1" office:value-type="string" calcext:value-type="string">
            <text:p>Mean3</text:p>
          </table:table-cell>
          <table:table-cell table:style-name="ce1" office:value-type="string" calcext:value-type="string">
            <text:p>Variance3</text:p>
          </table:table-cell>
          <table:table-cell table:style-name="ce1" office:value-type="string" calcext:value-type="string">
            <text:p>Mean4</text:p>
          </table:table-cell>
          <table:table-cell table:style-name="ce1" office:value-type="string" calcext:value-type="string">
            <text:p>Variance4</text:p>
          </table:table-cell>
          <table:table-cell table:style-name="ce1" office:value-type="string" calcext:value-type="string">
            <text:p>Mean5</text:p>
          </table:table-cell>
          <table:table-cell table:style-name="ce1" office:value-type="string" calcext:value-type="string">
            <text:p>Variance5</text:p>
          </table:table-cell>
          <table:table-cell table:style-name="ce1" office:value-type="string" calcext:value-type="string">
            <text:p>Mean6</text:p>
          </table:table-cell>
          <table:table-cell table:style-name="ce1" office:value-type="string" calcext:value-type="string">
            <text:p>Variance6</text:p>
          </table:table-cell>
          <table:table-cell table:style-name="ce1" office:value-type="string" calcext:value-type="string">
            <text:p>Mean7</text:p>
          </table:table-cell>
          <table:table-cell table:style-name="ce1" office:value-type="string" calcext:value-type="string">
            <text:p>Variance7</text:p>
          </table:table-cell>
          <table:table-cell table:style-name="ce1" office:value-type="string" calcext:value-type="string">
            <text:p>Mean8</text:p>
          </table:table-cell>
          <table:table-cell table:style-name="ce1" office:value-type="string" calcext:value-type="string">
            <text:p>Variance8</text:p>
          </table:table-cell>
          <table:table-cell table:style-name="ce1" office:value-type="string" calcext:value-type="string">
            <text:p>Mean9</text:p>
          </table:table-cell>
          <table:table-cell table:style-name="ce1" office:value-type="string" calcext:value-type="string">
            <text:p>Variance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.59270722470735" calcext:value-type="float">
            <text:p>6.59270722470735</text:p>
          </table:table-cell>
          <table:table-cell office:value-type="float" office:value="0.181460534437095" calcext:value-type="float">
            <text:p>0.181460534437095</text:p>
          </table:table-cell>
          <table:table-cell office:value-type="float" office:value="6.77952263848851" calcext:value-type="float">
            <text:p>6.77952263848851</text:p>
          </table:table-cell>
          <table:table-cell office:value-type="float" office:value="0.166378598504836" calcext:value-type="float">
            <text:p>0.166378598504836</text:p>
          </table:table-cell>
          <table:table-cell office:value-type="float" office:value="6.63838206221126" calcext:value-type="float">
            <text:p>6.63838206221126</text:p>
          </table:table-cell>
          <table:table-cell office:value-type="float" office:value="0.251842102601764" calcext:value-type="float">
            <text:p>0.251842102601764</text:p>
          </table:table-cell>
          <table:table-cell office:value-type="float" office:value="6.47128342693966" calcext:value-type="float">
            <text:p>6.47128342693966</text:p>
          </table:table-cell>
          <table:table-cell office:value-type="float" office:value="0.337105954408834" calcext:value-type="float">
            <text:p>0.337105954408834</text:p>
          </table:table-cell>
          <table:table-cell office:value-type="float" office:value="6.34292577276311" calcext:value-type="float">
            <text:p>6.34292577276311</text:p>
          </table:table-cell>
          <table:table-cell office:value-type="float" office:value="0.428796722352876" calcext:value-type="float">
            <text:p>0.428796722352876</text:p>
          </table:table-cell>
          <table:table-cell office:value-type="float" office:value="6.24295350980011" calcext:value-type="float">
            <text:p>6.24295350980011</text:p>
          </table:table-cell>
          <table:table-cell office:value-type="float" office:value="0.523025900012456" calcext:value-type="float">
            <text:p>0.523025900012456</text:p>
          </table:table-cell>
          <table:table-cell office:value-type="float" office:value="6.16134960679279" calcext:value-type="float">
            <text:p>6.16134960679279</text:p>
          </table:table-cell>
          <table:table-cell office:value-type="float" office:value="0.580142373390995" calcext:value-type="float">
            <text:p>0.580142373390995</text:p>
          </table:table-cell>
          <table:table-cell office:value-type="float" office:value="6.10660545661352" calcext:value-type="float">
            <text:p>6.10660545661352</text:p>
          </table:table-cell>
          <table:table-cell office:value-type="float" office:value="0.609099496448281" calcext:value-type="float">
            <text:p>0.609099496448281</text:p>
          </table:table-cell>
          <table:table-cell office:value-type="float" office:value="6.08290861965693" calcext:value-type="float">
            <text:p>6.08290861965693</text:p>
          </table:table-cell>
          <table:table-cell office:value-type="float" office:value="0.679347552983735" calcext:value-type="float">
            <text:p>0.679347552983735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float" office:value="0.694368312397748" calcext:value-type="float">
            <text:p>0.694368312397748</text:p>
          </table:table-cell>
          <table:table-cell office:value-type="float" office:value="0.00000723438260051306" calcext:value-type="float">
            <text:p>7.23438260051306E-06</text:p>
          </table:table-cell>
          <table:table-cell office:value-type="float" office:value="4.69763020577978" calcext:value-type="float">
            <text:p>4.69763020577978</text:p>
          </table:table-cell>
          <table:table-cell office:value-type="float" office:value="0.105517381874833" calcext:value-type="float">
            <text:p>0.105517381874833</text:p>
          </table:table-cell>
          <table:table-cell office:value-type="float" office:value="5.83307024036336" calcext:value-type="float">
            <text:p>5.83307024036336</text:p>
          </table:table-cell>
          <table:table-cell office:value-type="float" office:value="0.11995191375424" calcext:value-type="float">
            <text:p>0.11995191375424</text:p>
          </table:table-cell>
          <table:table-cell office:value-type="float" office:value="6.10994212534655" calcext:value-type="float">
            <text:p>6.10994212534655</text:p>
          </table:table-cell>
          <table:table-cell office:value-type="float" office:value="0.204929446908343" calcext:value-type="float">
            <text:p>0.204929446908343</text:p>
          </table:table-cell>
          <table:table-cell office:value-type="float" office:value="5.66381822343724" calcext:value-type="float">
            <text:p>5.66381822343724</text:p>
          </table:table-cell>
          <table:table-cell office:value-type="float" office:value="0.251607493751111" calcext:value-type="float">
            <text:p>0.251607493751111</text:p>
          </table:table-cell>
          <table:table-cell office:value-type="float" office:value="5.78466882288795" calcext:value-type="float">
            <text:p>5.78466882288795</text:p>
          </table:table-cell>
          <table:table-cell office:value-type="float" office:value="0.343395511897944" calcext:value-type="float">
            <text:p>0.343395511897944</text:p>
          </table:table-cell>
          <table:table-cell office:value-type="float" office:value="5.76728657047168" calcext:value-type="float">
            <text:p>5.76728657047168</text:p>
          </table:table-cell>
          <table:table-cell office:value-type="float" office:value="0.430779268564447" calcext:value-type="float">
            <text:p>0.430779268564447</text:p>
          </table:table-cell>
          <table:table-cell office:value-type="float" office:value="5.86760592448794" calcext:value-type="float">
            <text:p>5.86760592448794</text:p>
          </table:table-cell>
          <table:table-cell office:value-type="float" office:value="0.514730776852848" calcext:value-type="float">
            <text:p>0.514730776852848</text:p>
          </table:table-cell>
          <table:table-cell office:value-type="float" office:value="5.82127911010411" calcext:value-type="float">
            <text:p>5.82127911010411</text:p>
          </table:table-cell>
          <table:table-cell office:value-type="float" office:value="0.541776182791757" calcext:value-type="float">
            <text:p>0.541776182791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20:36:25.153489782</dc:date>
    <meta:editing-duration>PT9M23S</meta:editing-duration>
    <meta:editing-cycles>1</meta:editing-cycles>
    <meta:document-statistic meta:table-count="1" meta:cell-count="57" meta:object-count="0"/>
    <meta:generator>LibreOffice/7.3.1.3$Linux_X86_64 LibreOffice_project/30$Build-3</meta:generator>
  </office:meta>
</office:document-meta>
</file>